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Preformatted_20_Text" style:list-style-name="L2"/>
    <style:style style:name="P9" style:family="paragraph" style:parent-style-name="Preformatted_20_Text" style:list-style-name="L3"/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cm" fo:margin-bottom="0.499cm" style:writing-mode="lr-tb"/>
    </style:style>
    <style:style style:name="P12" style:family="paragraph" style:parent-style-name="Preformatted_20_Text" style:list-style-name="L2">
      <style:paragraph-properties fo:margin-top="0cm" fo:margin-bottom="0.499cm" style:writing-mode="lr-tb"/>
    </style:style>
    <style:style style:name="P13" style:family="paragraph" style:parent-style-name="Preformatted_20_Text" style:list-style-name="L3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. <text:span text:style-name="Strong_20_Emphasis">Prüfe die Java-Installation</text:span></text:h>
      <text:p text:style-name="Text_20_body">Zunächst einmal, stelle sicher, dass Java korrekt auf deinem Computer installiert ist. Öffne das Terminal oder die Eingabeaufforderung und gib folgenden Befehl ein:</text:p>
      <text:p text:style-name="Preformatted_20_Text">bash</text:p>
      <text:p text:style-name="Preformatted_20_Text">KopierenBearbeiten</text:p>
      <text:p text:style-name="P11"><text:span text:style-name="Source_20_Text">java -version</text:span></text:p>
      <text:p text:style-name="Text_20_body">Dies sollte dir die installierte Java-Version anzeigen, z.B.:</text:p>
      <text:p text:style-name="Preformatted_20_Text">scss</text:p>
      <text:p text:style-name="Preformatted_20_Text">KopierenBearbeiten</text:p>
      <text:p text:style-name="P10"><text:span text:style-name="Source_20_Text">java version "17.0.2" 2022-01-18 LTS</text:span></text:p>
      <text:p text:style-name="P10"><text:span text:style-name="Source_20_Text">Java(TM) SE Runtime Environment (build 17.0.2+8-LTS-181)</text:span></text:p>
      <text:p text:style-name="P11"><text:span text:style-name="Source_20_Text">Java HotSpot(TM) 64-Bit Server VM (build 17.0.2+8-LTS-181, mixed mode)</text:span></text:p>
      <text:p text:style-name="Text_20_body">Wenn du diese Ausgabe nicht siehst, musst du Java zuerst installieren.</text:p>
      <text:h text:style-name="Heading_20_3" text:outline-level="3">2. <text:span text:style-name="Strong_20_Emphasis">Fehler beim Speichern der Datei</text:span></text:h>
      <text:p text:style-name="Text_20_body">Stelle sicher, dass du die Datei korrekt gespeichert hast. Sie sollte in einer <text:span text:style-name="Source_20_Text">.java</text:span>-Datei gespeichert werden, z.B. <text:span text:style-name="Source_20_Text">AES256Encryption.java</text:span>.</text:p>
      <text:p text:style-name="Text_20_body">Achte darauf, dass:</text:p>
      <text:list xml:id="list5233292442888114095" text:style-name="L1">
        <text:list-item>
          <text:p text:style-name="P1">Der Name der Datei exakt mit der Klasse übereinstimmt (Java ist case-sensitive). Wenn deine Klasse <text:span text:style-name="Source_20_Text">AES256Encryption</text:span> heißt, muss die Datei <text:span text:style-name="Source_20_Text">AES256Encryption.java</text:span> heißen.</text:p>
        </text:list-item>
        <text:list-item>
          <text:p text:style-name="P1">Du speicherst die Datei im richtigen Ordner.</text:p>
        </text:list-item>
      </text:list>
      <text:h text:style-name="Heading_20_3" text:outline-level="3">3. <text:span text:style-name="Strong_20_Emphasis">Kompilieren des Programms</text:span></text:h>
      <text:p text:style-name="Text_20_body">Um die Datei zu kompilieren, öffne das Terminal (oder die Eingabeaufforderung) und navigiere zum Ordner, in dem du die Datei gespeichert hast.</text:p>
      <text:p text:style-name="Text_20_body">Wenn sich deine Datei zum Beispiel auf dem Desktop in einem Ordner <text:span text:style-name="Source_20_Text">Java_Programme</text:span> befindet, öffne das Terminal und gib folgendes ein:</text:p>
      <text:h text:style-name="Heading_20_4" text:outline-level="4">Windows:</text:h>
      <text:list xml:id="list6917596768592451883" text:style-name="L2">
        <text:list-item>
          <text:p text:style-name="P2">Drücke <text:span text:style-name="Source_20_Text">Win + R</text:span>, gib <text:span text:style-name="Source_20_Text">cmd</text:span> ein und drücke <text:span text:style-name="Source_20_Text">Enter</text:span>.</text:p>
        </text:list-item>
        <text:list-item>
          <text:p text:style-name="P2">Navigiere zu dem Ordner, in dem du die Java-Datei gespeichert hast. Angenommen, du hast die Datei auf dem Desktop in einem Ordner namens <text:span text:style-name="Source_20_Text">Java_Programme</text:span> gespeichert, gib folgendes ein:</text:p>
          <text:p text:style-name="P8">sh</text:p>
          <text:p text:style-name="P8">KopierenBearbeiten</text:p>
          <text:p text:style-name="P12"><text:span text:style-name="Source_20_Text">cd C:\Users\DeinBenutzername\Desktop\Java_Programme</text:span></text:p>
        </text:list-item>
      </text:list>
      <text:h text:style-name="Heading_20_4" text:outline-level="4">macOS / Linux:</text:h>
      <text:list xml:id="list377314767447473120" text:style-name="L3">
        <text:list-item>
          <text:p text:style-name="P3">Öffne das Terminal.</text:p>
        </text:list-item>
        <text:list-item>
          <text:p text:style-name="P3">Navigiere zum Ordner, in dem die Datei gespeichert ist. Beispiel:</text:p>
          <text:p text:style-name="P9">sh</text:p>
          <text:p text:style-name="P9"><text:soft-page-break/>KopierenBearbeiten</text:p>
          <text:p text:style-name="P13"><text:span text:style-name="Source_20_Text">cd ~/Desktop/Java_Programme</text:span></text:p>
        </text:list-item>
      </text:list>
      <text:h text:style-name="Heading_20_4" text:outline-level="4">Dann den Java-Code kompilieren:</text:h>
      <text:p text:style-name="Text_20_body">Gib den folgenden Befehl ein, um die Datei zu kompilieren:</text:p>
      <text:p text:style-name="Preformatted_20_Text">bash</text:p>
      <text:p text:style-name="Preformatted_20_Text">KopierenBearbeiten</text:p>
      <text:p text:style-name="P11"><text:span text:style-name="Source_20_Text">javac AES256Encryption.java</text:span></text:p>
      <text:list xml:id="list5108753174541315870" text:style-name="L4">
        <text:list-item>
          <text:p text:style-name="P4">Wenn der Befehl erfolgreich ist, wird eine Datei <text:span text:style-name="Source_20_Text">AES256Encryption.class</text:span> erstellt. Dies ist die kompilierten Bytecode-Datei, die du ausführen kannst.</text:p>
        </text:list-item>
      </text:list>
      <text:h text:style-name="Heading_20_4" text:outline-level="4">Wenn du eine Fehlermeldung bekommst:</text:h>
      <text:list xml:id="list7535425765347593595" text:style-name="L5">
        <text:list-item>
          <text:p text:style-name="P5">Überprüfe, ob der Java-Code Fehler enthält (Syntaxfehler, vergessene Semikolons, etc.).</text:p>
        </text:list-item>
        <text:list-item>
          <text:p text:style-name="P5">Wenn du eine Fehlermeldung siehst, teile diese bitte mit mir, damit ich dir weiterhelfen kann.</text:p>
        </text:list-item>
      </text:list>
      <text:h text:style-name="Heading_20_3" text:outline-level="3">4. <text:span text:style-name="Strong_20_Emphasis">Ausführen des Programms</text:span></text:h>
      <text:p text:style-name="Text_20_body">Nach dem erfolgreichen Kompilieren kannst du das Programm ausführen:</text:p>
      <text:p text:style-name="Preformatted_20_Text">bash</text:p>
      <text:p text:style-name="Preformatted_20_Text">KopierenBearbeiten</text:p>
      <text:p text:style-name="P11"><text:span text:style-name="Source_20_Text">java AES256Encryption</text:span></text:p>
      <text:p text:style-name="Text_20_body">Wenn alles funktioniert hat, solltest du die Ausgabe des Programms im Terminal sehen, z.B.:</text:p>
      <text:p text:style-name="Preformatted_20_Text">vbnet</text:p>
      <text:p text:style-name="Preformatted_20_Text">KopierenBearbeiten</text:p>
      <text:p text:style-name="P10"><text:span text:style-name="Source_20_Text">Verschlüsselter Text: [verschlüsselter Text in Base64]</text:span></text:p>
      <text:p text:style-name="P11"><text:span text:style-name="Source_20_Text">Entschlüsselter Text: Dies ist ein geheimer Text, der verschlüsselt werden muss!</text:span></text:p>
      <text:h text:style-name="Heading_20_3" text:outline-level="3">5. <text:span text:style-name="Strong_20_Emphasis">Probleme beim Öffnen in einem Editor</text:span></text:h>
      <text:p text:style-name="Text_20_body">Wenn du Schwierigkeiten hast, die Datei in einem Texteditor zu öffnen, hier einige Empfehlungen:</text:p>
      <text:list xml:id="list5861085690246151807" text:style-name="L6">
        <text:list-item>
          <text:p text:style-name="P6"><text:span text:style-name="Strong_20_Emphasis">Notepad++</text:span> oder <text:span text:style-name="Strong_20_Emphasis">Visual Studio Code</text:span> sind gute, kostenlose Editoren für das Programmieren in Java.</text:p>
        </text:list-item>
        <text:list-item>
          <text:p text:style-name="P6">Wenn du <text:span text:style-name="Strong_20_Emphasis">Windows</text:span> verwendest, vermeide die Verwendung von "Notepad" (Standard-Editor), da dieser keine Syntaxhervorhebung und andere nützliche Funktionen für Code bietet.</text:p>
        </text:list-item>
        <text:list-item>
          <text:p text:style-name="P6">Falls du <text:span text:style-name="Strong_20_Emphasis">macOS</text:span> oder <text:span text:style-name="Strong_20_Emphasis">Linux</text:span> verwendest, ist <text:span text:style-name="Strong_20_Emphasis">Visual Studio Code</text:span>, <text:span text:style-name="Strong_20_Emphasis">Sublime Text</text:span> oder <text:span text:style-name="Strong_20_Emphasis">Atom</text:span> eine gute Wahl.</text:p>
        </text:list-item>
      </text:list>
      <text:h text:style-name="Heading_20_3" text:outline-level="3">6. <text:span text:style-name="Strong_20_Emphasis">IDE verwenden (Optional)</text:span></text:h>
      <text:p text:style-name="Text_20_body">Falls du lieber mit einer <text:span text:style-name="Strong_20_Emphasis">IDE</text:span> arbeitest, kannst du das Programm auch in einer IDE wie <text:span text:style-name="Strong_20_Emphasis">Eclipse</text:span>, <text:span text:style-name="Strong_20_Emphasis">IntelliJ IDEA</text:span> oder <text:span text:style-name="Strong_20_Emphasis">NetBeans</text:span> öffnen und ausführen. In den meisten modernen IDEs ist die Java-Installation bereits integriert.</text:p>
      <text:p text:style-name="Text_20_body"><text:span text:style-name="Strong_20_Emphasis">Beispiel mit IntelliJ IDEA:</text:span></text:p>
      <text:list xml:id="list5829265812138867946" text:style-name="L7">
        <text:list-item>
          <text:p text:style-name="P7">Installiere <text:span text:style-name="Strong_20_Emphasis">IntelliJ IDEA</text:span> von <text:a xlink:type="simple" xlink:href="https://www.jetbrains.com/idea/" office:target-frame-name="_new" xlink:show="replace" text:style-name="Internet_20_link" text:visited-style-name="Visited_20_Internet_20_Link">jetbrains.com</text:a>.</text:p>
        </text:list-item>
        <text:list-item>
          <text:p text:style-name="P7"><text:soft-page-break/>Erstelle ein neues Java-Projekt.</text:p>
        </text:list-item>
        <text:list-item>
          <text:p text:style-name="P7">Füge eine neue Java-Klasse <text:span text:style-name="Source_20_Text">AES256Encryption</text:span> hinzu und kopiere den Code hinein.</text:p>
        </text:list-item>
        <text:list-item>
          <text:p text:style-name="P7">Klicke auf <text:span text:style-name="Strong_20_Emphasis">Run</text:span> (Ausführen), um das Programm zu starten.</text:p>
        </text:list-item>
      </text:list>
      <text:h text:style-name="Heading_20_3" text:outline-level="3">7. <text:span text:style-name="Strong_20_Emphasis">Fehlermeldungen oder weitere Probleme</text:span></text:h>
      <text:p text:style-name="Text_20_body">Wenn du immer noch auf Fehler stößt, gib bitte genau an, welche Fehlermeldung du erhältst. Das hilft mir, dir gezielt weiterzuhelf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19T18:38:28.10</meta:creation-date>
    <meta:document-statistic meta:table-count="0" meta:image-count="0" meta:object-count="0" meta:page-count="3" meta:paragraph-count="65" meta:word-count="541" meta:character-count="3766"/>
    <dc:date>2025-07-19T18:40:07.54</dc:date>
    <meta:editing-duration>PT1M40S</meta:editing-duration>
    <meta:editing-cycles>1</meta:editing-cycles>
    <meta:generator>OpenOffice/4.1.15$Win32 OpenOffice.org_project/4115m2$Build-9813</meta:generator>
  </office:meta>
</office:document-meta>
</file>